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116f1f"/>
    </style:style>
    <style:style style:name="P2" style:family="paragraph" style:parent-style-name="Text_20_body">
      <style:paragraph-properties fo:text-align="start" style:justify-single-word="false"/>
      <style:text-properties style:text-underline-style="none" officeooo:rsid="00116f1f" officeooo:paragraph-rsid="00116f1f"/>
    </style:style>
    <style:style style:name="P3" style:family="paragraph" style:parent-style-name="Text_20_body">
      <style:paragraph-properties fo:text-align="start" style:justify-single-word="false"/>
      <style:text-properties style:text-underline-style="none" officeooo:rsid="001513e3" officeooo:paragraph-rsid="00155559"/>
    </style:style>
    <style:style style:name="P4" style:family="paragraph" style:parent-style-name="Text_20_body">
      <style:paragraph-properties fo:text-align="start" style:justify-single-word="false"/>
      <style:text-properties style:text-underline-style="none" officeooo:rsid="0015db2e" officeooo:paragraph-rsid="00177e98"/>
    </style:style>
    <style:style style:name="P5" style:family="paragraph" style:parent-style-name="Text_20_body">
      <style:paragraph-properties fo:text-align="start" style:justify-single-word="false"/>
      <style:text-properties style:text-underline-style="none" officeooo:rsid="001cfa97" officeooo:paragraph-rsid="001cfa97"/>
    </style:style>
    <style:style style:name="P6" style:family="paragraph" style:parent-style-name="Heading_20_2">
      <style:paragraph-properties fo:text-align="center" style:justify-single-word="false"/>
      <style:text-properties style:text-underline-style="solid" style:text-underline-width="auto" style:text-underline-color="font-color" officeooo:rsid="00116f1f" officeooo:paragraph-rsid="00116f1f"/>
    </style:style>
    <style:style style:name="T1" style:family="text">
      <style:text-properties style:text-underline-style="solid" style:text-underline-width="auto" style:text-underline-color="font-color" officeooo:rsid="00116f1f"/>
    </style:style>
    <style:style style:name="T2" style:family="text">
      <style:text-properties officeooo:rsid="00134775"/>
    </style:style>
    <style:style style:name="T3" style:family="text">
      <style:text-properties officeooo:rsid="00155559"/>
    </style:style>
    <style:style style:name="T4" style:family="text">
      <style:text-properties officeooo:rsid="00177e98"/>
    </style:style>
    <style:style style:name="T5" style:family="text">
      <style:text-properties officeooo:rsid="001b2057"/>
    </style:style>
    <style:style style:name="T6" style:family="text">
      <style:text-properties officeooo:rsid="001edb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Persönliche Rolleneinschätzung: Artjom Buschin</text:h>
      <text:p text:style-name="P1"><text:span text:style-name="T1"/></text:p>
      <text:p text:style-name="P2">Zu Beginn des Kick-Off Meetings stand ich vor der interessanten Aufgabe meine Rolle im Team einzuschätzen. Dies ist mir <text:span text:style-name="T2">und der Reaktion meiner</text:span> <text:span text:style-name="T2">K</text:span>ommilitonen <text:span text:style-name="T2">zufolge einigen anderen auch nicht gerade leicht gefallen. Das Rollenmodell bietete vier markante Entscheidungsmöglichkeiten, die folgende Frage aufwarfen. Bin ich ein motivierender Initiator, ein Konzeptionist, ein Optimierer oder ein Umsetzer?</text:span></text:p>
      <text:p text:style-name="P3">Die Rolle des Optimierers konnte ich nach einigen Denkminuten schon ausschließen. Ein funktionierender und ergebnisreicher Programmcode gibt mir schon eine große Zufriedenheit, sodass ich mich auch bei unaufgeräumten Code und fehlenden Kommentaren einer ruhigen Nacht erfreuen kann. <text:span text:style-name="T3">Bis zu diesem Zeitpunkt hatte ich erst an einem größeren Projekt mitgearbeitet. In diesem erfüllte ich die Rolle des „Conceptualizer“. <text:s/>Aufgrund meines fachlichen Überblicks konnte ich damals sehr gut eine Lösung für das bestehende Problem entwerfen und in kleinere Aufgaben unterteilen. Hinsichtlich dessen entschied ich mich bei dieser Entscheidung auch für die Rolle des „Conceptualizer“.</text:span></text:p>
      <text:p text:style-name="P4">Doch schon nach den ersten beiden Wochen merkte ich, dass ich dieser Rolle nicht gerecht werden k<text:span text:style-name="T4">onnte</text:span>. Mir fehlte das fachliche Wissen, das benötigt war, um ein erstes Konzept für unser Projekt zu entwerfen. <text:span text:style-name="T5">Die Wissensaneignung fiel mir in einigen Themengebietet schwer, sodass ich mir die Rolle nicht aufzwingen konnte, auch wenn ich es bedauerlicherweise versuchte.</text:span></text:p>
      <text:p text:style-name="P4"><text:span text:style-name="T4">In Anbetracht der gesamten Projektlaufzeit ist mir aufgefallen, dass ich meist derjenige war, der sicherstellen wollte, dass die Gruppentreffen stattfinden. Während der Gruppentreffen zeigte ich mich eher ungeduldig. Themenabweichende Gepräche brachten mich etwas aus der Ruhe. Ich wollte produktiv sein und gerne schon die ersten Probleme lösen. Im Nachhinein sehe ich meine Rolle in diesem Projekt als „Implementer“ aber in gewisser Weise auch als „Generator“. <text:s/>So war ich zum einen sehr erpicht darauf Probleme schnellstmöglich zu lösen, konnte andererseits durch meine Ungeduld meine Teamkollegen und letztenendes auch mich motivieren.</text:span></text:p>
      <text:p text:style-name="P5">Mit diesem Projekt konnte ich die Erfahrung sammeln, dass die individuelle Rolle in einem Team von dem allgemeinen Projekt aber auch stark vom Team an sich abhängt, <text:span text:style-name="T6">sodass ich bei dem nächsten anstehenden Projekt mit einem anderen Team meine Rolle wieder erstmal finden werden mu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18:28:32.919228201</meta:creation-date>
    <dc:date>2019-02-07T20:32:05.154668996</dc:date>
    <meta:editing-duration>PT10M37S</meta:editing-duration>
    <meta:editing-cycles>4</meta:editing-cycles>
    <meta:generator>LibreOffice/6.0.7.3$Linux_X86_64 LibreOffice_project/00m0$Build-3</meta:generator>
    <meta:document-statistic meta:table-count="0" meta:image-count="0" meta:object-count="0" meta:page-count="1" meta:paragraph-count="6" meta:word-count="340" meta:character-count="2412" meta:non-whitespace-character-count="2076"/>
  </office:meta>
</office:document-meta>
</file>